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-shop...</text:p>
              </text:list-item>
              <text:list-item>
                <text:p>cdi, seam 3, clustering, ejb</text:p>
              </text:list-item>
              <text:list-item>
                <text:p>Temer vse</text:p>
              </text:list-item>
              <text:list-item>
                <text:p>Temer nic</text:p>
              </text:list-item>
              <text:list-item>
                <text:p>Pekna grafika</text:p>
              </text:list-item>
              <text:list-item>
                <text:p>Nadherne lo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1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2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3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4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502</meta:generator>
    <meta:creation-date>2011-04-10T20:24:09</meta:creation-date>
    <dc:language>fi-FI</dc:language>
    <meta:editing-cycles>8</meta:editing-cycles>
    <meta:editing-duration>PT12M3S</meta:editing-duration>
    <meta:initial-creator>bad </meta:initial-creator>
    <dc:date>2012-06-15T14:19:34.25</dc:date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